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20B3B1666D4FAE48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22cm" draw:z-index="0"><draw:image xlink:href="Pictures/10000001000003450000020B3B1666D4FAE484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23:15.972554586</meta:creation-date>
    <dc:date>2022-10-19T11:23:59.926694557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